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Preformatted_20_Text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333333" style:font-name="Monaco" fo:font-size="11pt" fo:font-style="normal" fo:font-weight="normal" style:font-name-asian="Menlo-Regular" style:font-size-asian="11pt" style:font-name-complex="Menlo-Regular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ca</text:p>
      <text:p text:style-name="Standard">Deca is a Python wrapper to perform multiband mutlicomponent decomposition for a sample of galaxies in an automated regime.</text:p>
      <text:p text:style-name="Standard"/>
      <text:p text:style-name="Standard">- Remove the folder with the results for the galaxy if you changed something in the input data and want to redo the fitting. <text:s/></text:p>
      <text:p text:style-name="Standard"/>
      <text:p text:style-name="Standard"/>
      <text:p text:style-name="Standard"/>
      <text:p text:style-name="Standard"/>
      <text:p text:style-name="Standard">MAC OS X</text:p>
      <text:p text:style-name="Standard">Change in </text:p>
      <text:p text:style-name="P2">sudo nano /Users/mosenkov/Library/Enthought/Canopy_64bit/User/lib/python2.7/site-packages/matplotlib/mpl-data/matplotlibrc</text:p>
      <text:p text:style-name="P2"/>
      <text:p text:style-name="P3"><text:span text:style-name="T1">#</text:span>backend <text:s text:c="5"/>: TkAgg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nual for DECA:</text:p>
      <text:p text:style-name="Standard">Main requirements:</text:p>
      <text:p text:style-name="Standard"/>
      <text:p text:style-name="Standard">1. The galaxy image should be centered, i.e. the galaxy center should coincide with the center of the image.</text:p>
      <text:p text:style-name="Standard">2.</text:p>
      <text:p text:style-name="Standard"/>
      <text:p text:style-name="Standard"/>
      <text:p text:style-name="Standard">These KEYWORDS should be found by DECA in the fits-file with the galaxy image:</text:p>
      <text:p text:style-name="Standard">SCALE – pixel scale in arcsec/pix</text:p>
      <text:p text:style-name="Standard">FWHM – FWHM of the Point Spread Function (PSF) in pix</text:p>
      <text:p text:style-name="Standard">GAIN – CCD gain in e-/ADU, as described in the GALFIT or IMFIT manuals</text:p>
      <text:p text:style-name="Standard">NCOMBINE – number of combined images</text:p>
      <text:p text:style-name="Standard">EXPTIME – exposition time in sec</text:p>
      <text:p text:style-name="Standard">M0 – zero point</text:p>
      <text:p text:style-name="Standard">SKY_LEVEL – sky background in ADU</text:p>
      <text:p text:style-name="Standard">SKY_SUBTR – 0 if sky background has been subtracted, 1 if sky background has not been subtracted.</text:p>
      <text:p text:style-name="Standard"/>
      <text:p text:style-name="Standard"/>
      <text:p text:style-name="Standard"/>
      <text:p text:style-name="Standard">Main input parameters:</text:p>
      <text:p text:style-name="P1"><text:tab/>input_files,observation_info,object_info,settings = self.inp_f()</text:p>
      <text:p text:style-name="P1"><text:tab/>[input_image,sigma_image,psf_image,mask_image,sampling] = input_files</text:p>
      <text:p text:style-name="P1"><text:tab/>[nx,ny,m0,scale,gain,ncombine,exptime,read_out_noise,fwhm,sky_level,SkySubtr,Filter] = observation_info</text:p>
      <text:p text:style-name="P1"><text:tab/>[RA,DEC,galaxy_name,Dist,Ext,Kcorr] = object_info</text:p>
      <text:p text:style-name="P1"><text:tab/>[ChooseCode,ChooseGeom,ChooseSB,ChooseLum] = sett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Monaco" svg:font-family="Monaco, Menlo, Consolas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31T09:41:05.925190666</meta:creation-date>
    <dc:date>2017-06-08T11:41:03</dc:date>
    <meta:editing-duration>P2DT8H25M9S</meta:editing-duration>
    <meta:editing-cycles>3</meta:editing-cycles>
    <meta:generator>OpenOffice/4.1.3$Unix OpenOffice.org_project/413m1$Build-9783</meta:generator>
    <meta:document-statistic meta:table-count="0" meta:image-count="0" meta:object-count="0" meta:page-count="1" meta:paragraph-count="26" meta:word-count="182" meta:character-count="1370"/>
  </office:meta>
</office:document-meta>
</file>